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5" style:family="paragraph" style:parent-style-name="Standard">
      <style:text-properties officeooo:rsid="005827f8" officeooo:paragraph-rsid="005827f8"/>
    </style:style>
    <style:style style:name="P6" style:family="paragraph" style:parent-style-name="Standard">
      <style:text-properties officeooo:rsid="005a945c" officeooo:paragraph-rsid="005a945c"/>
    </style:style>
    <style:style style:name="P7" style:family="paragraph" style:parent-style-name="Standard">
      <style:paragraph-properties fo:text-align="justify" style:justify-single-word="false"/>
      <style:text-properties officeooo:rsid="005a945c" officeooo:paragraph-rsid="005a945c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60e8e4" officeooo:paragraph-rsid="0060e8e4"/>
    </style:style>
    <style:style style:name="P10" style:family="paragraph" style:parent-style-name="Standard">
      <style:text-properties officeooo:rsid="0061303d" officeooo:paragraph-rsid="0061303d"/>
    </style:style>
    <style:style style:name="P11" style:family="paragraph" style:parent-style-name="Standard">
      <style:paragraph-properties fo:text-align="justify" style:justify-single-word="false"/>
      <style:text-properties officeooo:rsid="0061303d" officeooo:paragraph-rsid="0061303d"/>
    </style:style>
    <style:style style:name="P12" style:family="paragraph" style:parent-style-name="Standard">
      <style:text-properties officeooo:rsid="006bccac" officeooo:paragraph-rsid="006bccac"/>
    </style:style>
    <style:style style:name="P13" style:family="paragraph" style:parent-style-name="Standard">
      <style:text-properties officeooo:paragraph-rsid="006bccac"/>
    </style:style>
    <style:style style:name="P14" style:family="paragraph" style:parent-style-name="Standard" style:list-style-name="L2">
      <style:text-properties officeooo:rsid="0070f71e" officeooo:paragraph-rsid="0070f71e"/>
    </style:style>
    <style:style style:name="P15" style:family="paragraph" style:parent-style-name="Standard" style:list-style-name="L2">
      <style:text-properties officeooo:rsid="00715522" officeooo:paragraph-rsid="00715522"/>
    </style:style>
    <style:style style:name="P16" style:family="paragraph" style:parent-style-name="Standard">
      <style:text-properties officeooo:rsid="00715522" officeooo:paragraph-rsid="00715522"/>
    </style:style>
    <style:style style:name="P17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8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757efa" officeooo:paragraph-rsid="00757efa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76b9db" officeooo:paragraph-rsid="0076b9db"/>
    </style:style>
    <style:style style:name="P21" style:family="paragraph" style:parent-style-name="Standard">
      <style:text-properties style:font-name="Times New Roman1" fo:font-size="12pt" officeooo:rsid="008d380f" officeooo:paragraph-rsid="008d380f" style:font-size-asian="12pt" style:font-size-complex="12pt"/>
    </style:style>
    <style:style style:name="P2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5" style:family="paragraph" style:parent-style-name="Text_20_body">
      <style:paragraph-properties fo:line-height="150%" fo:break-before="page"/>
      <style:text-properties officeooo:paragraph-rsid="002a7297"/>
    </style:style>
    <style:style style:name="P26" style:family="paragraph" style:parent-style-name="Heading_20_1">
      <style:paragraph-properties fo:line-height="150%"/>
    </style:style>
    <style:style style:name="P27" style:family="paragraph" style:parent-style-name="Heading_20_1">
      <style:paragraph-properties fo:line-height="150%"/>
      <style:text-properties officeooo:paragraph-rsid="002a7297"/>
    </style:style>
    <style:style style:name="P28" style:family="paragraph" style:parent-style-name="Heading_20_1">
      <style:paragraph-properties fo:line-height="150%" fo:break-before="page"/>
    </style:style>
    <style:style style:name="P29" style:family="paragraph" style:parent-style-name="Heading_20_1">
      <style:paragraph-properties fo:line-height="150%" fo:break-before="page"/>
      <style:text-properties officeooo:paragraph-rsid="002a7297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paragraph-properties fo:line-height="150%"/>
    </style:style>
    <style:style style:name="P32" style:family="paragraph" style:parent-style-name="Heading_20_4">
      <style:paragraph-properties fo:line-height="150%"/>
    </style:style>
    <style:style style:name="P33" style:family="paragraph" style:parent-style-name="Heading_20_4">
      <style:paragraph-properties fo:line-height="150%"/>
      <style:text-properties officeooo:paragraph-rsid="004688f6"/>
    </style:style>
    <style:style style:name="P34" style:family="paragraph" style:parent-style-name="Heading_20_4">
      <style:paragraph-properties fo:line-height="150%"/>
      <style:text-properties officeooo:rsid="00328412" officeooo:paragraph-rsid="00328412"/>
    </style:style>
    <style:style style:name="P35" style:family="paragraph" style:parent-style-name="Heading_20_3">
      <style:paragraph-properties fo:line-height="150%"/>
    </style:style>
    <style:style style:name="P36" style:family="paragraph" style:parent-style-name="Heading_20_3">
      <style:paragraph-properties fo:line-height="150%"/>
      <style:text-properties officeooo:paragraph-rsid="002908b0"/>
    </style:style>
    <style:style style:name="P37" style:family="paragraph" style:parent-style-name="Heading_20_3">
      <style:paragraph-properties fo:line-height="150%"/>
      <style:text-properties officeooo:paragraph-rsid="002ce728"/>
    </style:style>
    <style:style style:name="P38" style:family="paragraph" style:parent-style-name="Heading_20_3">
      <style:paragraph-properties fo:line-height="150%"/>
      <style:text-properties officeooo:rsid="002ce728" officeooo:paragraph-rsid="002ce728"/>
    </style:style>
    <style:style style:name="P39" style:family="paragraph" style:parent-style-name="Heading_20_3">
      <style:paragraph-properties fo:line-height="150%"/>
      <style:text-properties officeooo:rsid="002b24bf" officeooo:paragraph-rsid="002b24bf"/>
    </style:style>
    <style:style style:name="P40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4" style:family="paragraph" style:parent-style-name="Code">
      <style:text-properties officeooo:rsid="005a2514" officeooo:paragraph-rsid="005a2514"/>
    </style:style>
    <style:style style:name="P45" style:family="paragraph" style:parent-style-name="Code">
      <style:text-properties officeooo:rsid="005a945c" officeooo:paragraph-rsid="005a945c"/>
    </style:style>
    <style:style style:name="P46" style:family="paragraph" style:parent-style-name="Code">
      <style:text-properties officeooo:paragraph-rsid="005a945c"/>
    </style:style>
    <style:style style:name="P47" style:family="paragraph" style:parent-style-name="Code">
      <style:text-properties officeooo:paragraph-rsid="006a0815"/>
    </style:style>
    <style:style style:name="P48" style:family="paragraph" style:parent-style-name="Preformatted_20_Text">
      <style:paragraph-properties fo:text-align="justify" style:justify-single-word="false"/>
      <style:text-properties officeooo:rsid="00720c7f" officeooo:paragraph-rsid="00757efa"/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688f6"/>
    </style:style>
    <style:style style:name="T10" style:family="text">
      <style:text-properties officeooo:rsid="0054d0c8"/>
    </style:style>
    <style:style style:name="T11" style:family="text">
      <style:text-properties officeooo:rsid="0056aa1d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1pt" style:font-size-asian="11pt" style:font-size-complex="11pt"/>
    </style:style>
    <style:style style:name="T14" style:family="text">
      <style:text-properties style:font-name="Courier New" fo:font-size="11pt" officeooo:rsid="005a945c" style:font-size-asian="11pt" style:font-size-complex="11pt"/>
    </style:style>
    <style:style style:name="T15" style:family="text">
      <style:text-properties style:font-name="Courier New" fo:font-size="11pt" officeooo:rsid="007230c4" style:font-size-asian="11pt" style:font-size-complex="11pt"/>
    </style:style>
    <style:style style:name="T16" style:family="text">
      <style:text-properties style:font-name="Courier New" officeooo:rsid="007230c4"/>
    </style:style>
    <style:style style:name="T17" style:family="text">
      <style:text-properties style:font-name="Courier New" officeooo:rsid="00857ca6"/>
    </style:style>
    <style:style style:name="T18" style:family="text">
      <style:text-properties officeooo:rsid="005a945c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fo:font-size="12pt" officeooo:rsid="005a945c" style:font-size-asian="10.5pt" style:font-size-complex="12pt"/>
    </style:style>
    <style:style style:name="T22" style:family="text">
      <style:text-properties style:font-name="Times New Roman1" fo:font-size="12pt" officeooo:rsid="00609c0b" style:font-size-asian="10.5pt" style:font-size-complex="12pt"/>
    </style:style>
    <style:style style:name="T23" style:family="text">
      <style:text-properties officeooo:rsid="0061303d"/>
    </style:style>
    <style:style style:name="T24" style:family="text">
      <style:text-properties officeooo:rsid="00624650"/>
    </style:style>
    <style:style style:name="T25" style:family="text">
      <style:text-properties officeooo:rsid="0063da54"/>
    </style:style>
    <style:style style:name="T26" style:family="text">
      <style:text-properties officeooo:rsid="006bccac"/>
    </style:style>
    <style:style style:name="T27" style:family="text">
      <style:text-properties officeooo:rsid="006fe421"/>
    </style:style>
    <style:style style:name="T28" style:family="text">
      <style:text-properties officeooo:rsid="007230c4"/>
    </style:style>
    <style:style style:name="T29" style:family="text">
      <style:text-properties officeooo:rsid="00724030"/>
    </style:style>
    <style:style style:name="T30" style:family="text">
      <style:text-properties officeooo:rsid="0078905f"/>
    </style:style>
    <style:style style:name="T31" style:family="text">
      <style:text-properties fo:color="#000000" style:font-name="Courier New" fo:font-size="11pt" fo:background-color="transparent" loext:char-shading-value="0" style:font-size-asian="11pt" style:font-size-complex="11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-start text:name="__RefHeading___Toc557_1166183222"/>Debreceni Egyetem<text:bookmark-end text:name="__RefHeading___Toc557_1166183222"/></text:p>
      <text:p text:style-name="P3"><text:bookmark-start text:name="__RefHeading___Toc559_1166183222"/>Informatikai Kar<text:bookmark-end text:name="__RefHeading___Toc559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_RefHeading___Toc561_1166183222"/>Robotautó világbajnokság<text:bookmark-end text:name="__RefHeading___Toc561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section text:style-name="Sect1" text:name="Section1">
        <text:p text:style-name="P4"><text:bookmark-start text:name="__RefHeading___Toc563_1166183222"/><text:span text:style-name="T6">Témavezető:</text:span> Dr. Bátfai Norbert<text:bookmark-end text:name="__RefHeading___Toc563_1166183222"/></text:p>
        <text:p text:style-name="P4"><text:bookmark-start text:name="__RefHeading___Toc565_1166183222"/><text:span text:style-name="T6">Beosztása:</text:span> Adjunktus<text:bookmark-end text:name="__RefHeading___Toc565_1166183222"/></text:p>
        <text:p text:style-name="P4"/>
        <text:p text:style-name="P4"><text:bookmark-start text:name="__RefHeading___Toc567_1166183222"/><text:span text:style-name="T6">Készítette:</text:span> Fábián Kristóf – Szabolcs<text:bookmark-end text:name="__RefHeading___Toc567_1166183222"/></text:p>
        <text:p text:style-name="P4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3"/>
      <text:p text:style-name="P3"/>
      <text:p text:style-name="P3"/>
      <text:p text:style-name="P3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0">Tartalomjegyzék</text:p>
          </text:index-title>
          <text:p text:style-name="P41"><text:a xlink:type="simple" xlink:href="#__RefHeading___Toc571_1166183222" text:style-name="Index_20_Link" text:visited-style-name="Index_20_Link">1. <text:s/>Bevezetés<text:tab/>4</text:a></text:p>
          <text:p text:style-name="P41"><text:a xlink:type="simple" xlink:href="#__RefHeading___Toc573_1166183222" text:style-name="Index_20_Link" text:visited-style-name="Index_20_Link">2. <text:s/>Tárgyalás<text:tab/>5</text:a></text:p>
          <text:p text:style-name="P40"><text:a xlink:type="simple" xlink:href="#__RefHeading___Toc575_1166183222" text:style-name="Index_20_Link" text:visited-style-name="Index_20_Link">2.1 <text:s/>Használt szoftver eszközök<text:tab/>5</text:a></text:p>
          <text:p text:style-name="P42"><text:a xlink:type="simple" xlink:href="#__RefHeading___Toc577_1166183222" text:style-name="Index_20_Link" text:visited-style-name="Index_20_Link">2.1.1 <text:s/>Qt<text:tab/>5</text:a></text:p>
          <text:p text:style-name="P43"><text:a xlink:type="simple" xlink:href="#__RefHeading___Toc1100_612737926" text:style-name="Index_20_Link" text:visited-style-name="Index_20_Link">2.1.1.1 <text:s/>qmake<text:tab/>5</text:a></text:p>
          <text:p text:style-name="P43"><text:a xlink:type="simple" xlink:href="#__RefHeading___Toc1102_612737926" text:style-name="Index_20_Link" text:visited-style-name="Index_20_Link">2.1.1.2 <text:s/>Modulok<text:tab/>7</text:a></text:p>
          <text:p text:style-name="P43"><text:a xlink:type="simple" xlink:href="#__RefHeading___Toc573_612737926" text:style-name="Index_20_Link" text:visited-style-name="Index_20_Link">2.1.1.3 <text:s/>Slot-signal mechanizmus<text:tab/>8</text:a></text:p>
          <text:p text:style-name="P43"><text:a xlink:type="simple" xlink:href="#__RefHeading___Toc583_1166183222" text:style-name="Index_20_Link" text:visited-style-name="Index_20_Link">2.1.1.4 <text:s/>Qt Creator<text:tab/>8</text:a></text:p>
          <text:p text:style-name="P42"><text:a xlink:type="simple" xlink:href="#__RefHeading___Toc585_1166183222" text:style-name="Index_20_Link" text:visited-style-name="Index_20_Link">2.1.2 <text:s/>OpenCV<text:tab/>8</text:a></text:p>
          <text:p text:style-name="P43"><text:a xlink:type="simple" xlink:href="#__RefHeading___Toc587_1166183222" text:style-name="Index_20_Link" text:visited-style-name="Index_20_Link">2.1.2.1 <text:s/>Telepítés<text:tab/>8</text:a></text:p>
          <text:p text:style-name="P42"><text:a xlink:type="simple" xlink:href="#__RefHeading___Toc589_1166183222" text:style-name="Index_20_Link" text:visited-style-name="Index_20_Link">2.1.3 <text:s/>BGSLib<text:tab/>8</text:a></text:p>
          <text:p text:style-name="P40"><text:a xlink:type="simple" xlink:href="#__RefHeading___Toc591_1166183222" text:style-name="Index_20_Link" text:visited-style-name="Index_20_Link">2.2 <text:s/>Előzmények<text:tab/>8</text:a></text:p>
          <text:p text:style-name="P42"><text:a xlink:type="simple" xlink:href="#__RefHeading___Toc593_1166183222" text:style-name="Index_20_Link" text:visited-style-name="Index_20_Link">2.2.1 <text:s/>&lt;megelőző forgalomszámáló szoftverről&gt;<text:tab/>8</text:a></text:p>
          <text:p text:style-name="P40"><text:a xlink:type="simple" xlink:href="#__RefHeading___Toc595_1166183222" text:style-name="Index_20_Link" text:visited-style-name="Index_20_Link">2.3 <text:s/>A Robotautó Világbajnokság<text:tab/>8</text:a></text:p>
          <text:p text:style-name="P42"><text:a xlink:type="simple" xlink:href="#__RefHeading___Toc597_1166183222" text:style-name="Index_20_Link" text:visited-style-name="Index_20_Link">2.3.1 <text:s/>A platform konceptiója<text:tab/>8</text:a></text:p>
          <text:p text:style-name="P42"><text:a xlink:type="simple" xlink:href="#__RefHeading___Toc1391_1166183222" text:style-name="Index_20_Link" text:visited-style-name="Index_20_Link">2.3.2 <text:s/>&lt;&gt;<text:tab/>8</text:a></text:p>
          <text:p text:style-name="P40"><text:a xlink:type="simple" xlink:href="#__RefHeading___Toc599_1166183222" text:style-name="Index_20_Link" text:visited-style-name="Index_20_Link">2.4 <text:s/>A szoftver elkészítésének folyamata<text:tab/>8</text:a></text:p>
          <text:p text:style-name="P42"><text:a xlink:type="simple" xlink:href="#__RefHeading___Toc601_1166183222" text:style-name="Index_20_Link" text:visited-style-name="Index_20_Link">2.4.1 <text:s/>Tervezés<text:tab/>8</text:a></text:p>
          <text:p text:style-name="P42"><text:a xlink:type="simple" xlink:href="#__RefHeading___Toc603_1166183222" text:style-name="Index_20_Link" text:visited-style-name="Index_20_Link">2.4.2 <text:s/>Fejlesztés<text:tab/>8</text:a></text:p>
          <text:p text:style-name="P43"><text:a xlink:type="simple" xlink:href="#__RefHeading___Toc605_1166183222" text:style-name="Index_20_Link" text:visited-style-name="Index_20_Link">2.4.2.1 <text:s/>Videó források típusok<text:tab/>8</text:a></text:p>
          <text:p text:style-name="P43"><text:a xlink:type="simple" xlink:href="#__RefHeading___Toc607_1166183222" text:style-name="Index_20_Link" text:visited-style-name="Index_20_Link">2.4.2.2 <text:s/>Adatbázis kapcsolatok kialakítása, kezelése<text:tab/>8</text:a></text:p>
          <text:p text:style-name="P43"><text:a xlink:type="simple" xlink:href="#__RefHeading___Toc609_1166183222" text:style-name="Index_20_Link" text:visited-style-name="Index_20_Link">2.4.2.3 <text:s/>Szálkezelés<text:tab/>9</text:a></text:p>
          <text:p text:style-name="P43"><text:a xlink:type="simple" xlink:href="#__RefHeading___Toc611_1166183222" text:style-name="Index_20_Link" text:visited-style-name="Index_20_Link">2.4.2.4 <text:s/>Videó feldolgozása<text:tab/>9</text:a></text:p>
          <text:p text:style-name="P43"><text:a xlink:type="simple" xlink:href="#__RefHeading___Toc613_1166183222" text:style-name="Index_20_Link" text:visited-style-name="Index_20_Link">2.4.2.5 <text:s/>Járművek detektálása<text:tab/>9</text:a></text:p>
          <text:p text:style-name="P42"><text:a xlink:type="simple" xlink:href="#__RefHeading___Toc615_1166183222" text:style-name="Index_20_Link" text:visited-style-name="Index_20_Link">2.4.3 <text:s/>Problémák a szoftver fejlesztése során<text:tab/>9</text:a></text:p>
          <text:p text:style-name="P42"><text:soft-page-break/><text:a xlink:type="simple" xlink:href="#__RefHeading___Toc1607_1166183222" text:style-name="Index_20_Link" text:visited-style-name="Index_20_Link">2.4.4 <text:s/>A szoftver tesztelése<text:tab/>9</text:a></text:p>
          <text:p text:style-name="P42"><text:a xlink:type="simple" xlink:href="#__RefHeading___Toc1609_1166183222" text:style-name="Index_20_Link" text:visited-style-name="Index_20_Link">2.4.5 <text:s/>Eredmények<text:tab/>9</text:a></text:p>
          <text:p text:style-name="P40"><text:a xlink:type="simple" xlink:href="#__RefHeading___Toc621_1166183222" text:style-name="Index_20_Link" text:visited-style-name="Index_20_Link">2.5 <text:s/>A szoftver használata<text:tab/>9</text:a></text:p>
          <text:p text:style-name="P42"><text:a xlink:type="simple" xlink:href="#__RefHeading___Toc1611_1166183222" text:style-name="Index_20_Link" text:visited-style-name="Index_20_Link">2.5.1 <text:s/>Fordítása<text:tab/>9</text:a></text:p>
          <text:p text:style-name="P42"><text:a xlink:type="simple" xlink:href="#__RefHeading___Toc623_1166183222" text:style-name="Index_20_Link" text:visited-style-name="Index_20_Link">2.5.2 <text:s/>Indítása<text:tab/>9</text:a></text:p>
          <text:p text:style-name="P42"><text:a xlink:type="simple" xlink:href="#__RefHeading___Toc625_1166183222" text:style-name="Index_20_Link" text:visited-style-name="Index_20_Link">2.5.3 <text:s/>A grafikus felhasználói felület használata<text:tab/>9</text:a></text:p>
          <text:p text:style-name="P43"><text:a xlink:type="simple" xlink:href="#__RefHeading___Toc627_1166183222" text:style-name="Index_20_Link" text:visited-style-name="Index_20_Link">2.5.3.1 <text:s/>Új forrás kiválasztása<text:tab/>9</text:a></text:p>
          <text:p text:style-name="P43"><text:a xlink:type="simple" xlink:href="#__RefHeading___Toc629_1166183222" text:style-name="Index_20_Link" text:visited-style-name="Index_20_Link">2.5.3.2 <text:s/>Adatbázisok kezelése<text:tab/>9</text:a></text:p>
          <text:p text:style-name="P43"><text:a xlink:type="simple" xlink:href="#__RefHeading___Toc631_1166183222" text:style-name="Index_20_Link" text:visited-style-name="Index_20_Link">2.5.3.3 <text:s/>Fájl videó forrás információi<text:tab/>9</text:a></text:p>
          <text:p text:style-name="P42"><text:a xlink:type="simple" xlink:href="#__RefHeading___Toc633_1166183222" text:style-name="Index_20_Link" text:visited-style-name="Index_20_Link">2.5.4 <text:s/>A parancssoros felhasználói felület használata<text:tab/>9</text:a></text:p>
          <text:p text:style-name="P43"><text:a xlink:type="simple" xlink:href="#__RefHeading___Toc635_1166183222" text:style-name="Index_20_Link" text:visited-style-name="Index_20_Link">2.5.4.1 <text:s/>Használható parancsok<text:tab/>9</text:a></text:p>
          <text:p text:style-name="P41"><text:a xlink:type="simple" xlink:href="#__RefHeading___Toc637_1166183222" text:style-name="Index_20_Link" text:visited-style-name="Index_20_Link">3. <text:s/>Összefoglalás<text:tab/>9</text:a></text:p>
          <text:p text:style-name="P41"><text:a xlink:type="simple" xlink:href="#__RefHeading___Toc639_1166183222" text:style-name="Index_20_Link" text:visited-style-name="Index_20_Link">4. <text:s/>Köszönetnyilvánítás<text:tab/>10</text:a></text:p>
          <text:p text:style-name="P41"><text:a xlink:type="simple" xlink:href="#__RefHeading___Toc641_1166183222" text:style-name="Index_20_Link" text:visited-style-name="Index_20_Link">5. <text:s/>Irodalomjegyzék<text:tab/>11</text:a></text:p>
        </text:index-body>
      </text:table-of-content>
      <text:p text:style-name="P3"/>
      <text:h text:style-name="P29" text:outline-level="1"><text:bookmark-start text:name="__RefHeading___Toc571_1166183222"/>Bevezetés<text:bookmark-end text:name="__RefHeading___Toc571_1166183222"/></text:h>
      <text:p text:style-name="P25"/>
      <text:h text:style-name="P27" text:outline-level="1"><text:bookmark-start text:name="__RefHeading___Toc573_1166183222"/>Tárgyalás<text:bookmark-end text:name="__RefHeading___Toc573_1166183222"/></text:h>
      <text:h text:style-name="P31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35" text:outline-level="3"><text:bookmark-start text:name="__RefHeading___Toc577_1166183222"/>Qt<text:bookmark-end text:name="__RefHeading___Toc577_1166183222"/></text:h>
      <text:p text:style-name="P24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előfordítóval. Ez az előfordító feldolgozza a Qt- ban írt forrásfájlokat. Ha valamely osztály deklarációban a MOC megtalálja a Q_OBJECT makrót akkor meta-objektum kódot generál belőlük, ez a kód természetesen <text:s/>C++ nyelvű. A Qt egyik sajátos funkciója, a slot-signal (magyarul?) a MOC- nak köszönhető. A slot-signal mechanizmusról bővebben a 2.1.1.3- as, “Slot-signal mechanizmus” nevű fejezetben írok.</text:span></text:p>
      <text:p text:style-name="P24"><text:span text:style-name="T8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span></text:p>
      <text:h text:style-name="P33" text:outline-level="4"><text:bookmark-start text:name="__RefHeading___Toc1100_612737926"/><text:span text:style-name="T9">q</text:span>make<text:bookmark-end text:name="__RefHeading___Toc1100_612737926"/></text:h>
      <text:p text:style-name="P23"><text:tab/><text:span text:style-name="T10">A qmake egy olyan eszköz, amely leegyszerüsíti számunkra a fordítás menetét eltérő platformokra. Egy projekt (.pro) fájlból generál számunkra egy “Makefile”- t, vagy akár projekt fájlt is tudunk a segítségével generálni, ha egyelőre csak a forrásfájlokkal rendelkezünk. Egy “Makefile” a GNU make által használt fájl, amely leírja, hogy a make hogyan fordítsa illetve kapcsolja össze az objektum fájlokat egy futtatható állománnyá. </text:span></text:p>
      <text:p text:style-name="P23"><text:soft-page-break/></text:p>
      <text:p text:style-name="P23"><text:span text:style-name="T11">Vegyük példának az alábbi forrásokat:</text:span></text:p>
      <text:p text:style-name="P44">krajsz@krajsz-Lenovo-G500s:~/$ ls -lh </text:p>
      <text:p text:style-name="P44">total 16K</text:p>
      <text:p text:style-name="P44">-rw-rw-r-- 1 krajsz krajsz 172 apr 21 14:52 main.cpp</text:p>
      <text:p text:style-name="P44">-rw-rw-r-- 1 krajsz krajsz 219 apr 21 14:52 mainwindow.cpp</text:p>
      <text:p text:style-name="P44">-rw-rw-r-- 1 krajsz krajsz 291 apr 21 14:52 mainwindow.h</text:p>
      <text:p text:style-name="P44">-rw-rw-r-- 1 krajsz krajsz 630 apr 21 14:52 mainwindow.ui</text:p>
      <text:p text:style-name="Code"/>
      <text:p text:style-name="P8"><text:span text:style-name="T18">E</text:span>zután a qmake- <text:span text:style-name="T18">nek átadva a </text:span><text:span text:style-name="T14">-project </text:span><text:span text:style-name="T21">kapcsolót tudunk generáni egy projekt fájlt. </text:span><text:span text:style-name="T22">Átadhatjuk a forrásfájlokat argumentumként a qmake- nek, viszont, ha nem adunk meg egy fájlt sem, akkor az aktuális könyvtárban található forrásfájlok alapján generálja a projekt fájlt:</text:span></text:p>
      <text:p text:style-name="P8"><text:span text:style-name="T21"/></text:p>
      <text:p text:style-name="P46"><text:span text:style-name="T18">krajsz@krajsz-Lenovo-G500s:~/$ qmake -project</text:span></text:p>
      <text:p text:style-name="P45">krajsz@krajsz-Lenovo-G500s:~/$ ls -l</text:p>
      <text:p text:style-name="P45">total 20</text:p>
      <text:p text:style-name="P45">-rw-rw-r-- 1 krajsz krajsz 172 apr 21 14:52 main.cpp</text:p>
      <text:p text:style-name="P45">-rw-rw-r-- 1 krajsz krajsz 219 apr 21 14:52 mainwindow.cpp</text:p>
      <text:p text:style-name="P45">-rw-rw-r-- 1 krajsz krajsz 291 apr 21 14:52 mainwindow.h</text:p>
      <text:p text:style-name="P45">-rw-rw-r-- 1 krajsz krajsz 630 apr 21 14:52 mainwindow.ui</text:p>
      <text:p text:style-name="P45">-rw-rw-r-- 1 krajsz krajsz 354 apr 21 15:21 testProgram.pro</text:p>
      <text:p text:style-name="P45"/>
      <text:p text:style-name="P7">Láthatjuk, hogy generálva lett egy<text:span text:style-name="T12"> </text:span><text:span text:style-name="T13">testProgram.pro</text:span><text:span text:style-name="T12"> </text:span><text:span text:style-name="T20">nevű állomány, aminek a tartalma a következő: </text:span></text:p>
      <text:p text:style-name="P6"><text:span text:style-name="T20"/></text:p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5"/>
      <text:p text:style-name="P9">Mivel a qmake nem csak Qt- s projektekhez használható, így, mint jelen esetben is, kiegészítésre szorul a generált projekt fájl. Jelen esetben ahhoz, hogy a <text:span text:style-name="T2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11">Ezután <text:span text:style-name="T24">futtatjuk a qmake- et, átadva neki a generált projekt fájlunkat:</text:span></text:p>
      <text:p text:style-name="P10"/>
      <text:p text:style-name="Code">krajsz@krajsz-Lenovo-G500s:~/$ qmake testProgram.pro</text:p>
      <text:p text:style-name="Code"/>
      <text:p text:style-name="P8"><text:soft-page-break/>Ha nem kapunk semmi féle <text:span text:style-name="T2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47">537 Makefile</text:p>
      <text:p text:style-name="P47"/>
      <text:p text:style-name="P12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13"><text:span text:style-name="T26">Ha hiba nélkül lefut a make, elkészült a futtatható állományunk.</text:span></text:p>
      <text:h text:style-name="P33" text:outline-level="4"><text:bookmark-start text:name="__RefHeading___Toc1102_612737926"/>Modulo<text:span text:style-name="T7">k</text:span><text:bookmark-end text:name="__RefHeading___Toc1102_612737926"/></text:h>
      <text:p text:style-name="Standard"><text:tab/><text:span text:style-name="T27">A Qt több, különálló modulból áll össze, ezek a következőek:</text:span></text:p>
      <text:list xml:id="list7278082311041532573" text:style-name="L2">
        <text:list-item>
          <text:p text:style-name="P14">Qt Core</text:p>
        </text:list-item>
        <text:list-item>
          <text:p text:style-name="P15">Qt GUI</text:p>
        </text:list-item>
        <text:list-item>
          <text:p text:style-name="P15">Qt Multimedia</text:p>
        </text:list-item>
        <text:list-item>
          <text:p text:style-name="P15">Qt Multimedia Widgets</text:p>
        </text:list-item>
        <text:list-item>
          <text:p text:style-name="P15">Qt Network</text:p>
        </text:list-item>
        <text:list-item>
          <text:p text:style-name="P15">Qt QML</text:p>
        </text:list-item>
        <text:list-item>
          <text:p text:style-name="P15">Qt Quick</text:p>
        </text:list-item>
        <text:list-item>
          <text:p text:style-name="P15">Qt Quick Controls</text:p>
        </text:list-item>
        <text:list-item>
          <text:p text:style-name="P15">Qt Quick Dialogs</text:p>
        </text:list-item>
        <text:list-item>
          <text:p text:style-name="P15">Qt Quick Layouts</text:p>
        </text:list-item>
        <text:list-item>
          <text:p text:style-name="P15">Qt SQL</text:p>
        </text:list-item>
        <text:list-item>
          <text:p text:style-name="P15">Qt Test</text:p>
        </text:list-item>
        <text:list-item>
          <text:p text:style-name="P15">Qt Widgets</text:p>
        </text:list-item>
      </text:list>
      <text:p text:style-name="P16"/>
      <text:p text:style-name="P18">Ezek közül a dolgozatomban a Qt Core, Qt Multimedia, Qt SQL, <text:span text:style-name="T29">illetve </text:span>Qt Widgets modulokat használom. A Qt Core (“mag”) modulra alapszik az összes többi, ez a modul tartalmazza például a <text:span text:style-name="T13">QObject</text:span> osztályt, <text:span text:style-name="T28">amely az összes többi osztály <text:s/>bázis osztálya a Qt- ban. Továbbá, a Core modul tartalmazza a konténer osztályokat is, mint például az általam is használt </text:span><text:span text:style-name="T16">Q</text:span><text:span text:style-name="T17">V</text:span><text:span text:style-name="T16">ector&lt;T&gt;</text:span><text:span text:style-name="T28">, illetve </text:span><text:span text:style-name="T15">QList&lt;T&gt;</text:span><text:span text:style-name="T28"> osztályokat. </text:span></text:p>
      <text:p text:style-name="P18"/>
      <text:p text:style-name="P18"><text:soft-page-break/><text:span text:style-name="T28">A következő módon tudunk egy </text:span><text:span text:style-name="T16">intVector</text:span><text:span text:style-name="T28"> nevű, száz elemet tartalmazó vektort deklarálni:</text:span></text:p>
      <text:p text:style-name="P17"/>
      <text:p text:style-name="P19">QVector&lt;int&gt; intVector(100);</text:p>
      <text:p text:style-name="P19"/>
      <text:p text:style-name="P20">Ekkor, ha <text:span text:style-name="T30">meg</text:span>adunk <text:span text:style-name="T30">egy értéket második paraméterként a</text:span> konstruktorban, <text:span text:style-name="T30">amely típusa megegyezik a vektorban tárolt elemek típusával, akkor a vektor összes eleme azzal az értékkel fog rendelkezni. Ha nem adtunk meg második paraméterként alapértelmezett értéket a konstruktorban </text:span>a vektor eleme<text:span text:style-name="T30">inek, akkor </text:span>a típus<text:span text:style-name="T30">hoz</text:span> megfelelő alapértelmezett konstruktor meghívásával lesz<text:span text:style-name="T30">nek</text:span> <text:span text:style-name="T30">példányosítva</text:span>. <text:s/></text:p>
      <text:p text:style-name="P17"/>
      <text:p text:style-name="P17"><text:span text:style-name="T28">A Qt Multimedia modul a nevéből adódóan, multimédia tartalom kezelésére nyújt eszközöket, mint például videók fájlok kezelése, audio fájlok kezelése, kamerákhoz hozzáférés. Az általam fejlesztett szoftverben ebből a modulból a </text:span><text:span text:style-name="T16">QCameraInfo</text:span><text:span text:style-name="T28"> osztályt használom. A <text:s/></text:span><text:span text:style-name="T16">QCameraInfo</text:span><text:span text:style-name="T28"> osztály segítségével az alábbi módon lekérhetjük a rendszerünkben található kamerákat:</text:span></text:p>
      <text:p text:style-name="P48"><text:span text:style-name="T31"/></text:p>
      <text:p text:style-name="P48"><text:span text:style-name="T31">QList&lt;QCameraInfo&gt; cameras = QCameraInfo::availableCameras();</text:span></text:p>
      <text:p text:style-name="P17"/>
      <text:p text:style-name="P21">A <text:span text:style-name="T13">QCameraInfo::availableCameras(QCamera::Position position = QCamera::UnspecifiedPosition) </text:span><text:s/>metódus egy statikus metódusa a QCameraInfo osztálynak. </text:p>
      <text:h text:style-name="P34" text:outline-level="4"><text:bookmark-start text:name="__RefHeading___Toc573_612737926"/><text:soft-page-break/>Slot-signal mechanizmus<text:bookmark-end text:name="__RefHeading___Toc573_612737926"/></text:h>
      <text:h text:style-name="P32" text:outline-level="4"><text:bookmark-start text:name="__RefHeading___Toc583_1166183222"/>Qt Creator<text:bookmark-end text:name="__RefHeading___Toc583_1166183222"/></text:h>
      <text:h text:style-name="P35" text:outline-level="3"><text:bookmark-start text:name="__RefHeading___Toc585_1166183222"/>OpenCV<text:bookmark-end text:name="__RefHeading___Toc585_1166183222"/></text:h>
      <text:h text:style-name="P32" text:outline-level="4"><text:bookmark-start text:name="__RefHeading___Toc587_1166183222"/>Telepítés<text:bookmark-end text:name="__RefHeading___Toc587_1166183222"/></text:h>
      <text:h text:style-name="P35" text:outline-level="3"><text:bookmark-start text:name="__RefHeading___Toc589_1166183222"/>BGSLib<text:bookmark-end text:name="__RefHeading___Toc589_1166183222"/></text:h>
      <text:h text:style-name="P31" text:outline-level="2"><text:bookmark-start text:name="__RefHeading___Toc591_1166183222"/>Előzmények<text:bookmark-end text:name="__RefHeading___Toc591_1166183222"/></text:h>
      <text:h text:style-name="P35" text:outline-level="3"><text:bookmark-start text:name="__RefHeading___Toc593_1166183222"/>&lt;megelőző forgalomszámáló szoftverről&gt;<text:bookmark-end text:name="__RefHeading___Toc593_1166183222"/></text:h>
      <text:h text:style-name="P31" text:outline-level="2"><text:bookmark-start text:name="__RefHeading___Toc595_1166183222"/>A Robotautó Világbajnokság<text:bookmark-end text:name="__RefHeading___Toc595_1166183222"/></text:h>
      <text:h text:style-name="P36" text:outline-level="3"><text:bookmark-start text:name="__RefHeading___Toc597_1166183222"/>A platform konceptiója<text:bookmark-end text:name="__RefHeading___Toc597_1166183222"/></text:h>
      <text:h text:style-name="P39" text:outline-level="3"><text:bookmark-start text:name="__RefHeading___Toc1391_1166183222"/>&lt;&gt;<text:bookmark-end text:name="__RefHeading___Toc1391_1166183222"/></text:h>
      <text:h text:style-name="P31" text:outline-level="2"><text:bookmark-start text:name="__RefHeading___Toc599_1166183222"/>A szoftver elkészítésének folyamata<text:bookmark-end text:name="__RefHeading___Toc599_1166183222"/></text:h>
      <text:h text:style-name="P35" text:outline-level="3"><text:bookmark-start text:name="__RefHeading___Toc601_1166183222"/>Tervezés<text:bookmark-end text:name="__RefHeading___Toc601_1166183222"/></text:h>
      <text:h text:style-name="P35" text:outline-level="3"><text:bookmark-start text:name="__RefHeading___Toc603_1166183222"/>Fejlesztés<text:bookmark-end text:name="__RefHeading___Toc603_1166183222"/></text:h>
      <text:h text:style-name="P32" text:outline-level="4"><text:bookmark-start text:name="__RefHeading___Toc605_1166183222"/>Videó források típus<text:span text:style-name="T4">ok</text:span><text:bookmark-end text:name="__RefHeading___Toc605_1166183222"/></text:h>
      <text:h text:style-name="P32" text:outline-level="4"><text:bookmark-start text:name="__RefHeading___Toc607_1166183222"/>Adatbázis kapcsolatok kialakítása, kezelése<text:bookmark-end text:name="__RefHeading___Toc607_1166183222"/></text:h>
      <text:h text:style-name="P32" text:outline-level="4"><text:bookmark-start text:name="__RefHeading___Toc609_1166183222"/>Szálkezelés<text:bookmark-end text:name="__RefHeading___Toc609_1166183222"/></text:h>
      <text:h text:style-name="P32" text:outline-level="4"><text:bookmark-start text:name="__RefHeading___Toc611_1166183222"/><text:soft-page-break/>Videó feldolgozása<text:bookmark-end text:name="__RefHeading___Toc611_1166183222"/></text:h>
      <text:h text:style-name="P32" text:outline-level="4"><text:bookmark-start text:name="__RefHeading___Toc613_1166183222"/>Járművek detektálása<text:bookmark-end text:name="__RefHeading___Toc613_1166183222"/></text:h>
      <text:h text:style-name="P35" text:outline-level="3"><text:bookmark-start text:name="__RefHeading___Toc615_1166183222"/>Problémák a szoftver fejlesztése során<text:bookmark-end text:name="__RefHeading___Toc615_1166183222"/></text:h>
      <text:h text:style-name="P37" text:outline-level="3"><text:bookmark-start text:name="__RefHeading___Toc1607_1166183222"/>A szoftver tesztelése<text:bookmark-end text:name="__RefHeading___Toc1607_1166183222"/></text:h>
      <text:h text:style-name="P37" text:outline-level="3"><text:bookmark-start text:name="__RefHeading___Toc1609_1166183222"/>Eredmények<text:bookmark-end text:name="__RefHeading___Toc1609_1166183222"/></text:h>
      <text:h text:style-name="P31" text:outline-level="2"><text:bookmark-start text:name="__RefHeading___Toc621_1166183222"/>A szoftver használata<text:bookmark-end text:name="__RefHeading___Toc621_1166183222"/></text:h>
      <text:h text:style-name="P38" text:outline-level="3"><text:bookmark-start text:name="__RefHeading___Toc1611_1166183222"/>Fordítása<text:bookmark-end text:name="__RefHeading___Toc1611_1166183222"/></text:h>
      <text:h text:style-name="P35" text:outline-level="3"><text:bookmark-start text:name="__RefHeading___Toc623_1166183222"/>Indítása<text:bookmark-end text:name="__RefHeading___Toc623_1166183222"/></text:h>
      <text:h text:style-name="P35" text:outline-level="3"><text:bookmark-start text:name="__RefHeading___Toc625_1166183222"/>A grafikus felhasználói felület használata<text:bookmark-end text:name="__RefHeading___Toc625_1166183222"/></text:h>
      <text:h text:style-name="P32" text:outline-level="4"><text:bookmark-start text:name="__RefHeading___Toc627_1166183222"/>Új forrás kiválasztása<text:bookmark-end text:name="__RefHeading___Toc627_1166183222"/></text:h>
      <text:h text:style-name="P32" text:outline-level="4"><text:bookmark-start text:name="__RefHeading___Toc629_1166183222"/>Adatbázisok kezelése<text:bookmark-end text:name="__RefHeading___Toc629_1166183222"/></text:h>
      <text:h text:style-name="P32" text:outline-level="4"><text:bookmark-start text:name="__RefHeading___Toc631_1166183222"/>Fájl videó forrás <text:span text:style-name="T5">információi</text:span><text:bookmark-end text:name="__RefHeading___Toc631_1166183222"/></text:h>
      <text:h text:style-name="P35" text:outline-level="3"><text:bookmark-start text:name="__RefHeading___Toc633_1166183222"/>A parancssoros felhasználói felület használata<text:bookmark-end text:name="__RefHeading___Toc633_1166183222"/></text:h>
      <text:h text:style-name="P32" text:outline-level="4"><text:bookmark-start text:name="__RefHeading___Toc635_1166183222"/>Használható parancsok<text:bookmark-end text:name="__RefHeading___Toc635_1166183222"/></text:h>
      <text:h text:style-name="P26" text:outline-level="1"><text:bookmark-start text:name="__RefHeading___Toc637_1166183222"/>Összefoglalás<text:bookmark-end text:name="__RefHeading___Toc637_1166183222"/></text:h>
      <text:h text:style-name="P26" text:outline-level="1"><text:bookmark-start text:name="__RefHeading___Toc639_1166183222"/>Köszönet<text:span text:style-name="T3">nyilvánítás</text:span><text:bookmark-end text:name="__RefHeading___Toc639_1166183222"/></text:h>
      <text:h text:style-name="P28" text:outline-level="1"><text:bookmark-start text:name="__RefHeading___Toc641_1166183222"/>Irodalomjegyzék<text:bookmark-end text:name="__RefHeading___Toc641_1166183222"/>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1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20:55:21.728249069</dc:date>
    <meta:editing-duration>PT15H53M17S</meta:editing-duration>
    <meta:editing-cycles>93</meta:editing-cycles>
    <meta:generator>LibreOffice/5.1.6.2$Linux_X86_64 LibreOffice_project/10m0$Build-2</meta:generator>
    <meta:document-statistic meta:table-count="0" meta:image-count="0" meta:object-count="0" meta:page-count="11" meta:paragraph-count="149" meta:word-count="1089" meta:character-count="8055" meta:non-whitespace-character-count="7106"/>
  </office:meta>
</office:document-meta>
</file>